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4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P, Дж</text:p>
          </table:table-cell>
          <table:table-cell>
            <draw:frame table:end-cell-address="Sheet1.J12" table:end-x="0.748in" table:end-y="0.089in" draw:z-index="0" draw:name="Диаграмма 2" draw:style-name="gr1" draw:text-style-name="P1" svg:width="5.4039in" svg:height="2.1933in" svg:x="0.3232in" svg:y="0.0728in">
              <draw:object draw:notify-on-update-of-ranges="Sheet1.C2:Sheet1.C11 Sheet1.B14:Sheet1.B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W0</text:p>
          </table:table-cell>
          <table:table-cell table:formula="of:=2.83577/78.471" office:value-type="float" office:value="0.0361378088720674" calcext:value-type="float">
            <text:p>0.0361378088720674</text:p>
          </table:table-cell>
          <table:table-cell table:number-columns-repeated="1012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14" calcext:value-type="float">
            <text:p>0.1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26" calcext:value-type="float">
            <text:p>0.26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021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1" calcext:value-type="float">
            <text:p>0.31</text:p>
          </table:table-cell>
          <table:table-cell table:style-name="ce1" office:value-type="float" office:value="20.5" calcext:value-type="float">
            <text:p>20.5</text:p>
          </table:table-cell>
          <table:table-cell table:number-columns-repeated="1021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35" calcext:value-type="float">
            <text:p>0.35</text:p>
          </table:table-cell>
          <table:table-cell table:style-name="ce1"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39" calcext:value-type="float">
            <text:p>0.3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42" calcext:value-type="float">
            <text:p>0.4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47" calcext:value-type="float">
            <text:p>0.4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, kHz</text:p>
          </table:table-cell>
          <table:table-cell>
            <draw:frame table:end-cell-address="Sheet1.J24" table:end-x="0.4248in" table:end-y="0.0331in" draw:z-index="1" draw:name="Диаграмма 6" draw:style-name="gr2" draw:text-style-name="P1" svg:width="5.4039in" svg:height="2.0264in" svg:x="0in" svg:y="0.1835in">
              <draw:object draw:notify-on-update-of-ranges="Sheet1.C14:Sheet1.C23 Sheet1.B14:Sheet1.B23" xlink:href="./Object 2" xlink:type="simple" xlink:show="embed" xlink:actuate="onLoad">
                <loext:p text:style-name="P2">
                  <text:s/>
                </loext:p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1" calcext:value-type="float">
            <text:p>0.1</text:p>
          </table:table-cell>
          <table:table-cell office:value-type="float" office:value="20.78" calcext:value-type="float">
            <text:p>20.78</text:p>
          </table:table-cell>
          <table:table-cell table:number-columns-repeated="1021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14" calcext:value-type="float">
            <text:p>0.14</text:p>
          </table:table-cell>
          <table:table-cell office:value-type="float" office:value="26.15" calcext:value-type="float">
            <text:p>26.15</text:p>
          </table:table-cell>
          <table:table-cell table:number-columns-repeated="1021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18" calcext:value-type="float">
            <text:p>0.18</text:p>
          </table:table-cell>
          <table:table-cell office:value-type="float" office:value="30.06" calcext:value-type="float">
            <text:p>30.06</text:p>
          </table:table-cell>
          <table:table-cell table:number-columns-repeated="102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33.23" calcext:value-type="float">
            <text:p>33.23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6" calcext:value-type="float">
            <text:p>0.26</text:p>
          </table:table-cell>
          <table:table-cell office:value-type="float" office:value="36.9" calcext:value-type="float">
            <text:p>36.9</text:p>
          </table:table-cell>
          <table:table-cell table:number-columns-repeated="1021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31" calcext:value-type="float">
            <text:p>0.31</text:p>
          </table:table-cell>
          <table:table-cell office:value-type="float" office:value="39.83" calcext:value-type="float">
            <text:p>39.83</text:p>
          </table:table-cell>
          <table:table-cell table:number-columns-repeated="1021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35" calcext:value-type="float">
            <text:p>0.35</text:p>
          </table:table-cell>
          <table:table-cell office:value-type="float" office:value="42.76" calcext:value-type="float">
            <text:p>42.76</text:p>
          </table:table-cell>
          <table:table-cell table:number-columns-repeated="1021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39" calcext:value-type="float">
            <text:p>0.39</text:p>
          </table:table-cell>
          <table:table-cell office:value-type="float" office:value="45.68" calcext:value-type="float">
            <text:p>45.68</text:p>
          </table:table-cell>
          <table:table-cell table:number-columns-repeated="1021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42" calcext:value-type="float">
            <text:p>0.42</text:p>
          </table:table-cell>
          <table:table-cell office:value-type="float" office:value="47.39" calcext:value-type="float">
            <text:p>47.39</text:p>
          </table:table-cell>
          <table:table-cell table:number-columns-repeated="1021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47" calcext:value-type="float">
            <text:p>0.47</text:p>
          </table:table-cell>
          <table:table-cell office:value-type="float" office:value="50.08" calcext:value-type="float">
            <text:p>50.0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f, kHz</text:p>
          </table:table-cell>
          <table:table-cell>
            <draw:frame table:end-cell-address="Sheet1.J35" table:end-x="0.4331in" table:end-y="0.1976in" draw:z-index="2" draw:name="Диаграмма 7" draw:style-name="gr1" draw:text-style-name="P1" svg:width="5.4039in" svg:height="1.937in" svg:x="0.0083in" svg:y="0.1835in">
              <draw:object draw:notify-on-update-of-ranges="Sheet1.C26:Sheet1.C35 Sheet1.B26:Sheet1.B3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office:value-type="float" office:value="29.87" calcext:value-type="float">
            <text:p>29.87</text:p>
          </table:table-cell>
          <table:table-cell table:number-columns-repeated="1021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0.18" calcext:value-type="float">
            <text:p>0.18</text:p>
          </table:table-cell>
          <table:table-cell office:value-type="float" office:value="32.91" calcext:value-type="float">
            <text:p>32.91</text:p>
          </table:table-cell>
          <table:table-cell table:number-columns-repeated="1021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38.27" calcext:value-type="float">
            <text:p>38.27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26" calcext:value-type="float">
            <text:p>0.26</text:p>
          </table:table-cell>
          <table:table-cell office:value-type="float" office:value="40.51" calcext:value-type="float">
            <text:p>40.51</text:p>
          </table:table-cell>
          <table:table-cell table:number-columns-repeated="1021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31" calcext:value-type="float">
            <text:p>0.31</text:p>
          </table:table-cell>
          <table:table-cell office:value-type="float" office:value="40.62" calcext:value-type="float">
            <text:p>40.62</text:p>
          </table:table-cell>
          <table:table-cell table:number-columns-repeated="1021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35" calcext:value-type="float">
            <text:p>0.35</text:p>
          </table:table-cell>
          <table:table-cell office:value-type="float" office:value="41.02" calcext:value-type="float">
            <text:p>41.02</text:p>
          </table:table-cell>
          <table:table-cell table:number-columns-repeated="1021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39" calcext:value-type="float">
            <text:p>0.39</text:p>
          </table:table-cell>
          <table:table-cell office:value-type="float" office:value="45.24" calcext:value-type="float">
            <text:p>45.24</text:p>
          </table:table-cell>
          <table:table-cell table:number-columns-repeated="1021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42" calcext:value-type="float">
            <text:p>0.42</text:p>
          </table:table-cell>
          <table:table-cell office:value-type="float" office:value="47.83" calcext:value-type="float">
            <text:p>47.8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table:formula="of:=[.A2]*6" office:value-type="float" office:value="6.78" calcext:value-type="float">
            <text:p>6.78</text:p>
          </table:table-cell>
          <table:table-cell office:value-type="float" office:value="6" calcext:value-type="float">
            <text:p>6</text:p>
          </table:table-cell>
          <table:table-cell table:formula="of:=0.027*[.C2]" office:value-type="float" office:value="0.162" calcext:value-type="float">
            <text:p>0.162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table:formula="of:=[.A3]*6" office:value-type="float" office:value="7.38" calcext:value-type="float">
            <text:p>7.38</text:p>
          </table:table-cell>
          <table:table-cell office:value-type="float" office:value="8" calcext:value-type="float">
            <text:p>8</text:p>
          </table:table-cell>
          <table:table-cell table:formula="of:=0.027*[.C3]" office:value-type="float" office:value="0.216" calcext:value-type="float">
            <text:p>0.216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table:formula="of:=[.A4]*6" office:value-type="float" office:value="7.92" calcext:value-type="float">
            <text:p>7.92</text:p>
          </table:table-cell>
          <table:table-cell office:value-type="float" office:value="11" calcext:value-type="float">
            <text:p>11</text:p>
          </table:table-cell>
          <table:table-cell table:formula="of:=0.027*[.C4]" office:value-type="float" office:value="0.297" calcext:value-type="float">
            <text:p>0.297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table:formula="of:=[.A5]*6"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table:formula="of:=0.027*[.C5]" office:value-type="float" office:value="0.378" calcext:value-type="float">
            <text:p>0.378</text:p>
          </table:table-cell>
        </table:table-row>
        <table:table-row table:style-name="ro2">
          <table:table-cell office:value-type="float" office:value="1.52" calcext:value-type="float">
            <text:p>1.52</text:p>
          </table:table-cell>
          <table:table-cell table:formula="of:=[.A6]*6" office:value-type="float" office:value="9.12" calcext:value-type="float">
            <text:p>9.12</text:p>
          </table:table-cell>
          <table:table-cell office:value-type="float" office:value="17.5" calcext:value-type="float">
            <text:p>17.5</text:p>
          </table:table-cell>
          <table:table-cell table:formula="of:=0.027*[.C6]" office:value-type="float" office:value="0.4725" calcext:value-type="float">
            <text:p>0.4725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table:formula="of:=[.A7]*6" office:value-type="float" office:value="9.6" calcext:value-type="float">
            <text:p>9.6</text:p>
          </table:table-cell>
          <table:table-cell office:value-type="float" office:value="20.5" calcext:value-type="float">
            <text:p>20.5</text:p>
          </table:table-cell>
          <table:table-cell table:formula="of:=0.027*[.C7]" office:value-type="float" office:value="0.5535" calcext:value-type="float">
            <text:p>0.5535</text:p>
          </table:table-cell>
        </table:table-row>
        <table:table-row table:style-name="ro2">
          <table:table-cell office:value-type="float" office:value="1.72" calcext:value-type="float">
            <text:p>1.72</text:p>
          </table:table-cell>
          <table:table-cell table:formula="of:=[.A8]*6" office:value-type="float" office:value="10.32" calcext:value-type="float">
            <text:p>10.32</text:p>
          </table:table-cell>
          <table:table-cell office:value-type="float" office:value="24.5" calcext:value-type="float">
            <text:p>24.5</text:p>
          </table:table-cell>
          <table:table-cell table:formula="of:=0.027*[.C8]" office:value-type="float" office:value="0.6615" calcext:value-type="float">
            <text:p>0.6615</text:p>
          </table:table-cell>
        </table:table-row>
        <table:table-row table:style-name="ro2">
          <table:table-cell office:value-type="float" office:value="1.82" calcext:value-type="float">
            <text:p>1.82</text:p>
          </table:table-cell>
          <table:table-cell table:formula="of:=[.A9]*6" office:value-type="float" office:value="10.92" calcext:value-type="float">
            <text:p>10.92</text:p>
          </table:table-cell>
          <table:table-cell office:value-type="float" office:value="28" calcext:value-type="float">
            <text:p>28</text:p>
          </table:table-cell>
          <table:table-cell table:formula="of:=0.027*[.C9]" office:value-type="float" office:value="0.756" calcext:value-type="float">
            <text:p>0.756</text:p>
          </table:table-cell>
        </table:table-row>
        <table:table-row table:style-name="ro2">
          <table:table-cell office:value-type="float" office:value="1.92" calcext:value-type="float">
            <text:p>1.92</text:p>
          </table:table-cell>
          <table:table-cell table:formula="of:=[.A10]*6" office:value-type="float" office:value="11.52" calcext:value-type="float">
            <text:p>11.52</text:p>
          </table:table-cell>
          <table:table-cell office:value-type="float" office:value="31" calcext:value-type="float">
            <text:p>31</text:p>
          </table:table-cell>
          <table:table-cell table:formula="of:=0.027*[.C10]" office:value-type="float" office:value="0.837" calcext:value-type="float">
            <text:p>0.837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table:formula="of:=[.A11]*6" office:value-type="float" office:value="12.24" calcext:value-type="float">
            <text:p>12.24</text:p>
          </table:table-cell>
          <table:table-cell office:value-type="float" office:value="34" calcext:value-type="float">
            <text:p>34</text:p>
          </table:table-cell>
          <table:table-cell table:formula="of:=0.027*[.C11]" office:value-type="float" office:value="0.918" calcext:value-type="float">
            <text:p>0.918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2" table:number-columns-repeated="3" table:default-cell-style-name="Default"/>
        <table:table-column table:style-name="co2" table:default-cell-style-name="ce2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x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table:formula="of:=[.A2]*6" office:value-type="float" office:value="6.6" calcext:value-type="float">
            <text:p>6.6</text:p>
          </table:table-cell>
          <table:table-cell office:value-type="float" office:value="20.78" calcext:value-type="float">
            <text:p>20.78</text:p>
          </table:table-cell>
          <table:table-cell table:formula="of:=[.B2]/5.79" office:value-type="float" office:value="1.13989637305699" calcext:value-type="float">
            <text:p>1.1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formula="of:=[.A3]*6" office:value-type="float" office:value="7.2" calcext:value-type="float">
            <text:p>7.2</text:p>
          </table:table-cell>
          <table:table-cell office:value-type="float" office:value="26.15" calcext:value-type="float">
            <text:p>26.15</text:p>
          </table:table-cell>
          <table:table-cell table:formula="of:=[.B3]/5.79" office:value-type="float" office:value="1.24352331606218" calcext:value-type="float">
            <text:p>1.24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formula="of:=[.A4]*6" office:value-type="float" office:value="7.8" calcext:value-type="float">
            <text:p>7.8</text:p>
          </table:table-cell>
          <table:table-cell office:value-type="float" office:value="30.06" calcext:value-type="float">
            <text:p>30.06</text:p>
          </table:table-cell>
          <table:table-cell table:formula="of:=[.B4]/5.79" office:value-type="float" office:value="1.34715025906736" calcext:value-type="float">
            <text:p>1.35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table:formula="of:=[.A5]*6" office:value-type="float" office:value="8.4" calcext:value-type="float">
            <text:p>8.4</text:p>
          </table:table-cell>
          <table:table-cell office:value-type="float" office:value="33.23" calcext:value-type="float">
            <text:p>33.23</text:p>
          </table:table-cell>
          <table:table-cell table:formula="of:=[.B5]/5.79" office:value-type="float" office:value="1.45077720207254" calcext:value-type="float">
            <text:p>1.45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table:formula="of:=[.A6]*6" office:value-type="float" office:value="9" calcext:value-type="float">
            <text:p>9</text:p>
          </table:table-cell>
          <table:table-cell office:value-type="float" office:value="36.9" calcext:value-type="float">
            <text:p>36.9</text:p>
          </table:table-cell>
          <table:table-cell table:formula="of:=[.B6]/5.79" office:value-type="float" office:value="1.55440414507772" calcext:value-type="float">
            <text:p>1.55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table:formula="of:=[.A7]*6" office:value-type="float" office:value="9.6" calcext:value-type="float">
            <text:p>9.6</text:p>
          </table:table-cell>
          <table:table-cell office:value-type="float" office:value="39.83" calcext:value-type="float">
            <text:p>39.83</text:p>
          </table:table-cell>
          <table:table-cell table:formula="of:=[.B7]/5.79" office:value-type="float" office:value="1.6580310880829" calcext:value-type="float">
            <text:p>1.66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table:formula="of:=[.A8]*6" office:value-type="float" office:value="10.2" calcext:value-type="float">
            <text:p>10.2</text:p>
          </table:table-cell>
          <table:table-cell office:value-type="float" office:value="42.76" calcext:value-type="float">
            <text:p>42.76</text:p>
          </table:table-cell>
          <table:table-cell table:formula="of:=[.B8]/5.79" office:value-type="float" office:value="1.76165803108808" calcext:value-type="float">
            <text:p>1.76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table:formula="of:=[.A9]*6" office:value-type="float" office:value="10.8" calcext:value-type="float">
            <text:p>10.8</text:p>
          </table:table-cell>
          <table:table-cell office:value-type="float" office:value="45.68" calcext:value-type="float">
            <text:p>45.68</text:p>
          </table:table-cell>
          <table:table-cell table:formula="of:=[.B9]/5.79" office:value-type="float" office:value="1.86528497409326" calcext:value-type="float">
            <text:p>1.87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table:formula="of:=[.A10]*6" office:value-type="float" office:value="11.4" calcext:value-type="float">
            <text:p>11.4</text:p>
          </table:table-cell>
          <table:table-cell office:value-type="float" office:value="47.39" calcext:value-type="float">
            <text:p>47.39</text:p>
          </table:table-cell>
          <table:table-cell table:formula="of:=[.B10]/5.79" office:value-type="float" office:value="1.96891191709845" calcext:value-type="float">
            <text:p>1.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1]*6" office:value-type="float" office:value="12" calcext:value-type="float">
            <text:p>12</text:p>
          </table:table-cell>
          <table:table-cell office:value-type="float" office:value="50.08" calcext:value-type="float">
            <text:p>50.08</text:p>
          </table:table-cell>
          <table:table-cell table:formula="of:=[.B11]/5.79" office:value-type="float" office:value="2.07253886010363" calcext:value-type="float">
            <text:p>2.07</text:p>
          </table:table-cell>
        </table:table-row>
      </table:table>
      <table:table table:name="Sheet4" table:style-name="ta2">
        <office:forms form:automatic-focus="false" form:apply-design-mode="false"/>
        <table:table-column table:style-name="co2" table:number-columns-repeated="3" table:default-cell-style-name="Default"/>
        <table:table-column table:style-name="co2" table:default-cell-style-name="ce2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x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table:formula="of:=[.A2]*6" office:value-type="float" office:value="6.6" calcext:value-type="float">
            <text:p>6.6</text:p>
          </table:table-cell>
          <table:table-cell office:value-type="float" office:value="24" calcext:value-type="float">
            <text:p>24</text:p>
          </table:table-cell>
          <table:table-cell table:formula="of:=[.B2]/5.79" office:value-type="float" office:value="1.13989637305699" calcext:value-type="float">
            <text:p>1.1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formula="of:=[.A3]*6" office:value-type="float" office:value="7.2" calcext:value-type="float">
            <text:p>7.2</text:p>
          </table:table-cell>
          <table:table-cell office:value-type="float" office:value="29.87" calcext:value-type="float">
            <text:p>29.87</text:p>
          </table:table-cell>
          <table:table-cell table:formula="of:=[.B3]/5.79" office:value-type="float" office:value="1.24352331606218" calcext:value-type="float">
            <text:p>1.24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formula="of:=[.A4]*6" office:value-type="float" office:value="7.8" calcext:value-type="float">
            <text:p>7.8</text:p>
          </table:table-cell>
          <table:table-cell office:value-type="float" office:value="32.91" calcext:value-type="float">
            <text:p>32.91</text:p>
          </table:table-cell>
          <table:table-cell table:formula="of:=[.B4]/5.79" office:value-type="float" office:value="1.34715025906736" calcext:value-type="float">
            <text:p>1.35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table:formula="of:=[.A5]*6" office:value-type="float" office:value="8.4" calcext:value-type="float">
            <text:p>8.4</text:p>
          </table:table-cell>
          <table:table-cell office:value-type="float" office:value="38.27" calcext:value-type="float">
            <text:p>38.27</text:p>
          </table:table-cell>
          <table:table-cell table:formula="of:=[.B5]/5.79" office:value-type="float" office:value="1.45077720207254" calcext:value-type="float">
            <text:p>1.45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table:formula="of:=[.A6]*6" office:value-type="float" office:value="9" calcext:value-type="float">
            <text:p>9</text:p>
          </table:table-cell>
          <table:table-cell office:value-type="float" office:value="40.51" calcext:value-type="float">
            <text:p>40.51</text:p>
          </table:table-cell>
          <table:table-cell table:formula="of:=[.B6]/5.79" office:value-type="float" office:value="1.55440414507772" calcext:value-type="float">
            <text:p>1.55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table:formula="of:=[.A7]*6" office:value-type="float" office:value="9.6" calcext:value-type="float">
            <text:p>9.6</text:p>
          </table:table-cell>
          <table:table-cell office:value-type="float" office:value="40.62" calcext:value-type="float">
            <text:p>40.62</text:p>
          </table:table-cell>
          <table:table-cell table:formula="of:=[.B7]/5.79" office:value-type="float" office:value="1.6580310880829" calcext:value-type="float">
            <text:p>1.66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table:formula="of:=[.A8]*6" office:value-type="float" office:value="10.2" calcext:value-type="float">
            <text:p>10.2</text:p>
          </table:table-cell>
          <table:table-cell office:value-type="float" office:value="41.02" calcext:value-type="float">
            <text:p>41.02</text:p>
          </table:table-cell>
          <table:table-cell table:formula="of:=[.B8]/5.79" office:value-type="float" office:value="1.76165803108808" calcext:value-type="float">
            <text:p>1.76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table:formula="of:=[.A9]*6" office:value-type="float" office:value="10.8" calcext:value-type="float">
            <text:p>10.8</text:p>
          </table:table-cell>
          <table:table-cell office:value-type="float" office:value="45.24" calcext:value-type="float">
            <text:p>45.24</text:p>
          </table:table-cell>
          <table:table-cell table:formula="of:=[.B9]/5.79" office:value-type="float" office:value="1.86528497409326" calcext:value-type="float">
            <text:p>1.87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table:formula="of:=[.A10]*6" office:value-type="float" office:value="11.4" calcext:value-type="float">
            <text:p>11.4</text:p>
          </table:table-cell>
          <table:table-cell office:value-type="float" office:value="47.83" calcext:value-type="float">
            <text:p>47.83</text:p>
          </table:table-cell>
          <table:table-cell table:formula="of:=[.B10]/5.79" office:value-type="float" office:value="1.96891191709845" calcext:value-type="float">
            <text:p>1.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1]*6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B11]/5.79" office:value-type="float" office:value="2.07253886010363" calcext:value-type="float">
            <text:p>2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ём Логинов</meta:initial-creator>
    <meta:creation-date>2015-06-05T18:17:20</meta:creation-date>
    <dc:date>2022-12-10T01:23:03.543501654</dc:date>
    <meta:generator>LibreOffice/7.3.4.2$Linux_X86_64 LibreOffice_project/30$Build-2</meta:generator>
    <meta:editing-duration>PT2H12M45S</meta:editing-duration>
    <meta:editing-cycles>7</meta:editing-cycles>
    <meta:document-statistic meta:table-count="4" meta:cell-count="232" meta:object-count="3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5b9bd5" svg:stroke-linecap="round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727cm" svg:height="5.572cm" xlink:href=".." xlink:type="simple" chart:class="chart:scatter" chart:style-name="ch1">
        <chart:title svg:x="3.625cm" svg:y="0.246cm" chart:style-name="ch2">
          <text:p>Мощность от мощности</text:p>
        </chart:title>
        <chart:plot-area chart:style-name="ch3" table:cell-range-address="Sheet1.B14:Sheet1.B23 Sheet1.C2:Sheet1.C11" svg:x="0.274cm" svg:y="1.236cm" svg:width="13.179cm" svg:height="4.225cm">
          <chart:coordinate-region svg:x="0.798cm" svg:y="1.422cm" svg:width="12.389cm" svg:height="3.56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chart:class="chart:scatter">
            <chart:domain table:cell-range-address="Sheet1.B14:Sheet1.B23"/>
            <chart:regression-curve chart:style-name="ch7">
              <chart:equation chart:display-equation="true" chart:display-r-square="false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14:Sheet1.B23</svg:desc>
                </draw:g>
              </table:table-cell>
              <table:table-cell office:value-type="float" office:value="6">
                <text:p>6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">
                <text:p>0.2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">
                <text:p>0.3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1_20_0" draw:display-name="msLineDash 1 0" draw:style="round" draw:dots1="1" draw:dots1-length="1%" draw:distance="1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_20_-1" svg:stroke-width="0.053cm" svg:stroke-color="#5b9bd5" svg:stroke-linecap="round"/>
    </style:style>
    <style:style style:name="ch7" style:family="chart"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727cm" svg:height="5.148cm" xlink:href=".." xlink:type="simple" chart:class="chart:scatter" chart:style-name="ch1">
        <chart:plot-area chart:style-name="ch2" table:cell-range-address="Sheet1.B14:Sheet1.C23" svg:x="0.274cm" svg:y="0.102cm" svg:width="13.179cm" svg:height="4.944cm">
          <chart:coordinate-region svg:x="0.798cm" svg:y="0.288cm" svg:width="12.389cm" svg:height="4.28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14:Sheet1.C23" chart:class="chart:scatter">
            <chart:domain table:cell-range-address="Sheet1.B14:Sheet1.B23"/>
            <chart:regression-curve chart:style-name="ch6">
              <chart:equation chart:display-equation="true" chart:display-r-square="false" chart:style-name="ch7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14:Sheet1.B23</svg:desc>
                </draw:g>
              </table:table-cell>
              <table:table-cell office:value-type="float" office:value="20.78">
                <text:p>20.78</text:p>
                <draw:g>
                  <svg:desc>Sheet1.C14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">
                <text:p>0.26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">
                <text:p>0.31</text:p>
              </table:table-cell>
              <table:table-cell office:value-type="float" office:value="39.83">
                <text:p>39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45.68">
                <text:p>45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47.39">
                <text:p>47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50.08">
                <text:p>50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1_20_0" draw:display-name="msLineDash 1 0" draw:style="round" draw:dots1="1" draw:dots1-length="1%" draw:distance="1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_20_0" svg:stroke-width="0.053cm" svg:stroke-color="#5b9bd5" svg:stroke-linecap="round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27cm" svg:height="4.906cm" xlink:href=".." xlink:type="simple" chart:class="chart:scatter" chart:style-name="ch1">
        <chart:plot-area chart:style-name="ch2" table:cell-range-address="Sheet1.B26:Sheet1.C35" svg:x="0.274cm" svg:y="0.098cm" svg:width="13.179cm" svg:height="4.71cm">
          <chart:coordinate-region svg:x="0.798cm" svg:y="0.284cm" svg:width="12.389cm" svg:height="4.05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6:Sheet1.C35" chart:class="chart:scatter">
            <chart:domain table:cell-range-address="Sheet1.B26:Sheet1.B35"/>
            <chart:regression-curve chart:style-name="ch6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6:Sheet1.B35</svg:desc>
                </draw:g>
              </table:table-cell>
              <table:table-cell office:value-type="float" office:value="24">
                <text:p>24</text:p>
                <draw:g>
                  <svg:desc>Sheet1.C26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29.87">
                <text:p>29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38.27">
                <text:p>38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">
                <text:p>0.26</text:p>
              </table:table-cell>
              <table:table-cell office:value-type="float" office:value="40.51">
                <text:p>4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">
                <text:p>0.31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1_20_0" draw:display-name="msLineDash 1 0" draw:style="round" draw:dots1="1" draw:dots1-length="1%" draw:distance="199%"/>
  </office:styles>
</office:document-styles>
</file>